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3.945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3.941cm" fo:min-width="7.755cm"/>
      <style:paragraph-properties style:writing-mode="lr-tb"/>
    </style:style>
    <style:style style:name="gr4" style:family="graphic" style:parent-style-name="standard">
      <style:graphic-properties draw:marker-start="" draw:marker-end="Arrow" draw:textarea-vertical-align="botto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4000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justify" fo:text-indent="0cm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651cm" svg:x="14.081cm" svg:y="3.28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778cm" svg:x="14.081cm" svg:y="5.69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778cm" svg:x="14.081cm" svg:y="8.11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8.255cm" svg:height="4.191cm" svg:x="1.889cm" svg:y="2.016cm">
          <text:p text:style-name="P1"><text:span text:style-name="T1">Server</text:span></text:p>
          <text:p text:style-name="P1"><text:span text:style-name="T1"/></text:p>
          <text:p text:style-name="P1">Arrowhead FW +</text:p>
          <text:p text:style-name="P1">Device Registry Serv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081cm" svg:y1="4.111cm" svg:x2="10.144cm" svg:y2="4.111cm" draw:start-shape="id1" draw:start-glue-point="3" draw:end-shape="id2" draw:end-glue-point="1" svg:d="M14081 4111h-3937" svg:viewBox="0 0 3938 1">
          <text:p text:style-name="P3"><text:span text:style-name="T2">Registers itself</text:span></text:p>
        </draw:connector>
        <draw:line draw:style-name="gr5" draw:text-style-name="P6" draw:layer="layout" svg:x1="10.144cm" svg:y1="4.81cm" svg:x2="14.081cm" svg:y2="4.81cm">
          <text:p text:style-name="P5"><text:span text:style-name="T3">Update status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02:24:52.759928826</meta:creation-date>
    <dc:date>2021-01-24T22:28:56.514041293</dc:date>
    <meta:editing-duration>PT10M2S</meta:editing-duration>
    <meta:editing-cycles>2</meta:editing-cycles>
    <meta:generator>LibreOffice/6.4.6.2$Linux_X86_64 LibreOffice_project/40$Build-2</meta:generator>
    <meta:document-statistic meta:object-count="6"/>
  </office:meta>
</office:document-meta>
</file>